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etVLAD</text:p>
          </table:table-cell>
          <table:table-cell table:number-columns-repeated="2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0.0016">
            <text:p>0.0016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0.0016">
            <text:p>0.0016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0.0016">
            <text:p>0.0016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0.0013">
            <text:p>0.0013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0.0013">
            <text:p>0.0013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0.0013">
            <text:p>0.0013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0.0012">
            <text:p>0.0012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0.0012">
            <text:p>0.001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0.0011">
            <text:p>0.001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.0011">
            <text:p>0.0011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Average Std.</text:p>
          </table:table-cell>
          <table:table-cell table:style-name="ce1" table:formula="of:=SUM([.C2:.C21])/20" office:value-type="float" office:value="0.001375">
            <text:p>0.00137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1">10/11/2025</text:date>, <text:time>08:0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 Yates</meta:initial-creator>
    <meta:creation-date>2025-10-11T07:57:53.23</meta:creation-date>
    <dc:date>2025-10-11T08:01:06.94</dc:date>
    <dc:creator>Don  Yates</dc:creator>
    <meta:editing-duration>PT3M14S</meta:editing-duration>
    <meta:editing-cycles>1</meta:editing-cycles>
    <meta:document-statistic meta:table-count="3" meta:cell-count="43" meta:object-count="0"/>
    <meta:generator>OpenOffice/4.1.15$Win32 OpenOffice.org_project/4115m2$Build-9813</meta:generator>
  </office:meta>
</office:document-meta>
</file>